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7cm" fo:min-width="4.45cm" fo:wrap-option="wrap"/>
      <style:paragraph-properties style:writing-mode="lr-tb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 fo:min-height="4.7cm" fo:min-width="4.45cm" fo:wrap-option="wrap"/>
      <style:paragraph-properties style:writing-mode="lr-tb"/>
    </style:style>
    <style:style style:name="gr3" style:family="graphic" style:parent-style-name="standard">
      <style:graphic-properties svg:stroke-width="0.212cm" svg:stroke-color="#ff4000" draw:marker-start-width="0.517cm" draw:marker-end-width="0.517cm" draw:fill="none" draw:textarea-horizontal-align="justify" draw:textarea-vertical-align="middle" draw:auto-grow-height="false" fo:min-height="4.7cm" fo:min-width="4.45cm" fo:padding-top="0.23cm" fo:padding-bottom="0.23cm" fo:padding-left="0.355cm" fo:padding-right="0.355cm" fo:wrap-option="wrap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0" style:family="graphic" style:parent-style-name="objectwithoutfill">
      <style:graphic-properties svg:stroke-color="#808080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808080" loext:opacity="100%"/>
    </style:style>
    <style:style style:name="P6" style:family="paragraph">
      <loext:graphic-properties draw:fill="none"/>
      <style:paragraph-properties fo:text-align="center" style:writing-mode="lr-tb"/>
      <style:text-properties fo:color="#808080" loext:opacity="100%"/>
    </style:style>
    <style:style style:name="P7" style:family="paragraph">
      <style:paragraph-properties fo:text-align="center" style:writing-mode="lr-tb"/>
      <style:text-properties fo:color="#ff0000" loext:opacity="100%"/>
    </style:style>
    <style:style style:name="P8" style:family="paragraph">
      <loext:graphic-properties draw:fill="none"/>
      <style:paragraph-properties fo:text-align="center" style:writing-mode="lr-tb"/>
      <style:text-properties fo:color="#ff0000" loext:opacity="100%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color="#808080" loext:opacity="100%" fo:font-size="21pt" style:font-size-asian="21pt" style:font-size-complex="21pt"/>
    </style:style>
    <style:style style:name="T4" style:family="text">
      <style:text-properties fo:color="#ff0000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cm" svg:height="7cm" svg:x="16.75cm" svg:y="11.35cm">
          <text:p text:style-name="P1"><text:span text:style-name="T1">Integrated Stroke</text:span></text:p>
          <text:p text:style-name="P1"><text:span text:style-name="T1">Care</text:span></text:p>
          <text:p text:style-name="P1"><text:span text:style-name="T1">Model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" draw:id="id1" draw:layer="layout" svg:width="7cm" svg:height="7cm" svg:x="6.75cm" svg:y="1.4cm">
          <text:p text:style-name="P3"><text:span text:style-name="T2">Geographic</text:span></text:p>
          <text:p text:style-name="P3"><text:span text:style-name="T2">Modelling</text:span></text:p>
          <text:p text:style-name="P3"><text:span text:style-name="T2">and</text:span></text:p>
          <text:p text:style-name="P3"><text:span text:style-name="T2">Optim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" draw:id="id4" draw:layer="layout" svg:width="7cm" svg:height="7cm" svg:x="26.7cm" svg:y="1.4cm">
          <text:p text:style-name="P3"><text:span text:style-name="T2">Explainable</text:span></text:p>
          <text:p text:style-name="P3"><text:span text:style-name="T2">Machine</text:span></text:p>
          <text:p text:style-name="P3"><text:span text:style-name="T2">Lear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7cm" svg:height="7cm" svg:x="6.8cm" svg:y="11.35cm">
          <text:p text:style-name="P3"><text:span text:style-name="T2">Mathematical</text:span></text:p>
          <text:p text:style-name="P3"><text:span text:style-name="T2">Outcome</text:span></text:p>
          <text:p text:style-name="P3"><text:span text:style-name="T2">Model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" draw:id="id7" draw:layer="layout" svg:width="7cm" svg:height="7cm" svg:x="26.75cm" svg:y="21.3cm">
          <text:p text:style-name="P3"><text:span text:style-name="T2">Qualitative</text:span></text:p>
          <text:p text:style-name="P3"><text:span text:style-name="T2">Resear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" draw:id="id9" draw:layer="layout" svg:width="7cm" svg:height="7cm" svg:x="6.75cm" svg:y="21.3cm">
          <text:p text:style-name="P3"><text:span text:style-name="T2">Clinical</text:span></text:p>
          <text:p text:style-name="P3"><text:span text:style-name="T2">Path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8" draw:id="id8" draw:layer="layout" svg:width="7cm" svg:height="7cm" svg:x="16.75cm" svg:y="21.3cm">
          <text:p text:style-name="P5"><text:span text:style-name="T3">Health</text:span></text:p>
          <text:p text:style-name="P5"><text:span text:style-name="T3">Economics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7cm" svg:height="7cm" svg:x="16.727cm" svg:y="1.4cm">
          <text:p text:style-name="P3"><text:span text:style-name="T2">Clinical Care</text:span></text:p>
          <text:p text:style-name="P3"><text:span text:style-name="T2">and</text:span></text:p>
          <text:p text:style-name="P3"><text:span text:style-name="T2">Clinical Au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6" draw:id="id6" draw:layer="layout" svg:width="7cm" svg:height="7cm" svg:x="26.7cm" svg:y="11.35cm">
          <text:p text:style-name="P7"><text:span text:style-name="T4">Causal Inference and</text:span></text:p>
          <text:p text:style-name="P7"><text:span text:style-name="T4">Clinical Trial</text:span></text:p>
          <text:p text:style-name="P7"><text:span text:style-name="T4">Emulation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9" draw:layer="layout" draw:type="line" svg:x1="12.725cm" svg:y1="7.375cm" svg:x2="17.775cm" svg:y2="12.375cm" draw:start-shape="id1" draw:start-glue-point="9" draw:end-shape="id2" draw:end-glue-point="5" svg:d="M12725 7375l5050 5000" svg:viewBox="0 0 5051 5001">
          <text:p/>
        </draw:connector>
        <draw:connector draw:style-name="gr5" draw:text-style-name="P9" draw:layer="layout" draw:type="line" svg:x1="20.227cm" svg:y1="8.4cm" svg:x2="20.25cm" svg:y2="11.35cm" draw:start-shape="id3" draw:start-glue-point="8" draw:end-shape="id2" draw:end-glue-point="4" svg:d="M20227 8400l23 2950" svg:viewBox="0 0 24 2951">
          <text:p/>
        </draw:connector>
        <draw:connector draw:style-name="gr6" draw:text-style-name="P9" draw:layer="layout" draw:type="line" svg:x1="27.725cm" svg:y1="7.375cm" svg:x2="22.725cm" svg:y2="12.375cm" draw:start-shape="id4" draw:start-glue-point="7" draw:end-shape="id2" draw:end-glue-point="11" svg:d="M27725 7375l-5000 5000" svg:viewBox="0 0 5001 5001">
          <text:p/>
        </draw:connector>
        <draw:connector draw:style-name="gr7" draw:text-style-name="P9" draw:layer="layout" draw:type="line" svg:x1="13.8cm" svg:y1="14.85cm" svg:x2="16.75cm" svg:y2="14.85cm" draw:start-shape="id5" draw:start-glue-point="10" draw:end-shape="id2" draw:end-glue-point="6" svg:d="M13800 14850h2950" svg:viewBox="0 0 2951 1">
          <text:p/>
        </draw:connector>
        <draw:connector draw:style-name="gr8" draw:text-style-name="P9" draw:layer="layout" draw:type="line" svg:x1="26.7cm" svg:y1="14.85cm" svg:x2="23.75cm" svg:y2="14.85cm" draw:start-shape="id6" draw:start-glue-point="6" draw:end-shape="id2" draw:end-glue-point="10" svg:d="M26700 14850h-2950" svg:viewBox="0 0 2951 1">
          <text:p/>
        </draw:connector>
        <draw:connector draw:style-name="gr9" draw:text-style-name="P9" draw:layer="layout" draw:type="line" svg:x1="27.775cm" svg:y1="22.325cm" svg:x2="22.725cm" svg:y2="17.325cm" draw:start-shape="id7" draw:start-glue-point="5" draw:end-shape="id2" draw:end-glue-point="9" svg:d="M27775 22325l-5050-5000" svg:viewBox="0 0 5051 5001">
          <text:p/>
        </draw:connector>
        <draw:connector draw:style-name="gr10" draw:text-style-name="P9" draw:layer="layout" draw:type="line" svg:x1="20.25cm" svg:y1="21.3cm" svg:x2="20.25cm" svg:y2="18.35cm" draw:start-shape="id8" draw:start-glue-point="4" draw:end-shape="id2" draw:end-glue-point="8" svg:d="M20250 21300v-2950" svg:viewBox="0 0 1 2951">
          <text:p/>
        </draw:connector>
        <draw:connector draw:style-name="gr11" draw:text-style-name="P9" draw:layer="layout" draw:type="line" svg:x1="12.725cm" svg:y1="22.325cm" svg:x2="17.775cm" svg:y2="17.325cm" draw:start-shape="id9" draw:start-glue-point="11" draw:end-shape="id2" draw:end-glue-point="7" svg:d="M12725 22325l5050-5000" svg:viewBox="0 0 5051 5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0T20:03:46.905874108</meta:creation-date>
    <dc:date>2023-06-11T15:56:35.412100793</dc:date>
    <meta:editing-duration>PT32M35S</meta:editing-duration>
    <meta:editing-cycles>7</meta:editing-cycles>
    <meta:generator>LibreOffice/7.3.7.2$Linux_X86_64 LibreOffice_project/30$Build-2</meta:generator>
    <meta:document-statistic meta:object-count="17"/>
  </office:meta>
</office:document-meta>
</file>